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6" style:family="paragraph" style:parent-style-name="Heading_20_1" style:master-page-name="First_20_Page">
      <style:paragraph-properties style:page-number="auto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52951856" text:id="ct552951856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527271968" text:id="ct527271968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356527104" text:id="ct3565271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253344" text:id="ct357253344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554672368" text:id="ct554672368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554182832" text:id="ct5541828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014048" text:id="ct3570140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6600064" text:id="ct3566000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3785232" text:id="ct5537852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164896" text:id="ct3571648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4096784" text:id="ct5540967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6944624" text:id="ct3569446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370160" text:id="ct3573701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4197888" text:id="ct554197888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553766160" text:id="ct5537661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192592" text:id="ct3571925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096096" text:id="ct3570960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225376" text:id="ct3572253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4405792" text:id="ct554405792">
          <text:insertion>
            <office:change-info>
              <dc:creator>Bob Jacobsen</dc:creator>
              <dc:date>2012-05-27T01:13:00</dc:date>
            </office:change-info>
          </text:insertion>
        </text:changed-region>
        <text:changed-region xml:id="ct555917856" text:id="ct55591785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556586512" text:id="ct556586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57115520" text:id="ct3571155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603024" text:id="ct5566030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3618544" text:id="ct53618544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554213280" text:id="ct5542132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729888" text:id="ct556729888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556050272" text:id="ct556050272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356858384" text:id="ct35685838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556766128" text:id="ct556766128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556375552" text:id="ct556375552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356771152" text:id="ct356771152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363078624" text:id="ct363078624">
          <text:insertion>
            <office:change-info>
              <dc:creator>Bob Jacobsen</dc:creator>
              <dc:date>2012-06-09T23:21:00</dc:date>
            </office:change-info>
          </text:insertion>
        </text:changed-region>
        <text:changed-region xml:id="ct363696736" text:id="ct363696736">
          <text:insertion>
            <office:change-info>
              <dc:creator>Bob Jacobsen</dc:creator>
              <dc:date>2012-06-09T23:21:00</dc:date>
            </office:change-info>
          </text:insertion>
        </text:changed-region>
        <text:changed-region xml:id="ct302590800" text:id="ct302590800">
          <text:insertion>
            <office:change-info>
              <dc:creator>Bob Jacobsen</dc:creator>
              <dc:date>2012-06-09T23:22:00</dc:date>
            </office:change-info>
          </text:insertion>
        </text:changed-region>
        <text:changed-region xml:id="ct301281360" text:id="ct301281360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300964864" text:id="ct30096486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527339664" text:id="ct527339664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553347872" text:id="ct553347872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301550144" text:id="ct301550144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552844912" text:id="ct552844912">
          <text:insertion>
            <office:change-info>
              <dc:creator>Bob Jacobsen</dc:creator>
              <dc:date>2012-05-28T00:45:00</dc:date>
            </office:change-info>
          </text:insertion>
        </text:changed-region>
        <text:changed-region xml:id="ct527262864" text:id="ct5272628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63789936" text:id="ct3637899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7304576" text:id="ct573045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3575056" text:id="ct553575056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936245504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52951856"/><text:change-start text:change-id="ct527271968"/>Introduction<text:change-end text:change-id="ct527271968"/><text:change-start text:change-id="ct356527104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565588616" text:style-name="L2">
        <text:list-item>
          <text:p text:style-name="P19">OpenLCB Message Network Standard</text:p>
        </text:list-item>
        <text:list-item>
          <text:p text:style-name="P19">OpenLCB-CAN Message Network Standard</text:p>
        </text:list-item>
        <text:list-item>
          <text:p text:style-name="P19">OpenLCB-TCP Message Network Standard</text:p>
        </text:list-item>
      </text:list>
      <text:p text:style-name="Standard">For more information on format and presentation, see: </text:p>
      <text:list xml:id="list1785331947" text:style-name="L3">
        <text:list-item>
          <text:p text:style-name="P20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Dest ID</text:p>
          </table:table-cell>
          <table:table-cell table:style-name="Table3.A1" office:value-type="string">
            <text:p text:style-name="P13">Event ID</text:p>
          </table:table-cell>
          <table:table-cell table:style-name="Table3.A1" office:value-type="string">
            <text:p text:style-name="P13">Simple Node </text:p>
          </table:table-cell>
          <table:table-cell table:style-name="Table3.A1" office:value-type="string">
            <text:p text:style-name="P13">Common</text:p>
            <text:p text:style-name="P13">MTI</text:p>
          </table:table-cell>
          <table:table-cell table:style-name="Table3.A1" office:value-type="string">
            <text:p text:style-name="P13">CAN format</text:p>
          </table:table-cell>
          <table:table-cell table:style-name="Table3.G1" office:value-type="string">
            <text:p text:style-name="P13">Data Content</text:p>
          </table:table-cell>
        </table:table-row>
        <table:table-row>
          <table:table-cell table:style-name="Table3.A2" office:value-type="string">
            <text:p text:style-name="P12">Protocol Support Inquiry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32E0</text:p>
          </table:table-cell>
          <table:table-cell table:style-name="Table3.A2" office:value-type="string">
            <text:p text:style-name="P12">0x1Edd,dsss 2E</text:p>
          </table:table-cell>
          <table:table-cell table:style-name="Table3.G2" office:value-type="string">
            <text:p text:style-name="P12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Dest ID</text:p>
          </table:table-cell>
          <table:table-cell table:style-name="Table4.A1" office:value-type="string">
            <text:p text:style-name="P13">Event ID</text:p>
          </table:table-cell>
          <table:table-cell table:style-name="Table4.A1" office:value-type="string">
            <text:p text:style-name="P13">Simple Node </text:p>
          </table:table-cell>
          <table:table-cell table:style-name="Table4.A1" office:value-type="string">
            <text:p text:style-name="P13">Common</text:p>
            <text:p text:style-name="P13">MTI</text:p>
          </table:table-cell>
          <table:table-cell table:style-name="Table4.A1" office:value-type="string">
            <text:p text:style-name="P13">CAN format</text:p>
          </table:table-cell>
          <table:table-cell table:style-name="Table4.G1" office:value-type="string">
            <text:p text:style-name="P13">Data Content</text:p>
          </table:table-cell>
        </table:table-row>
        <table:table-row>
          <table:table-cell table:style-name="Table4.A2" office:value-type="string">
            <text:p text:style-name="P12">Protocol Support Reply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32F0</text:p>
          </table:table-cell>
          <table:table-cell table:style-name="Table4.A2" office:value-type="string">
            <text:p text:style-name="P12">0x1Edd,dsss 2F</text:p>
          </table:table-cell>
          <table:table-cell table:style-name="Table4.G2" office:value-type="string">
            <text:p text:style-name="P11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6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356527104"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4"><text:change-start text:change-id="ct357253344"/><text:s text:c="4"/><text:change-end text:change-id="ct357253344"/><text:change-start text:change-id="ct554672368"/>vv vv vv vv vv vv<text:change-end text:change-id="ct554672368"/></text:p>
            </table:table-cell>
            <table:table-cell table:style-name="Table2.B1" office:value-type="string">
              <text:p text:style-name="P14"><text:change-start text:change-id="ct554182832"/>Protocol<text:change-end text:change-id="ct554182832"/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><text:change-start text:change-id="ct357014048"/>0x80 00 00 00 00 00<text:change-end text:change-id="ct357014048"/></text:p>
          </table:table-cell>
          <table:table-cell table:style-name="Table2.B2" office:value-type="string">
            <text:p text:style-name="P12"><text:change-start text:change-id="ct356600064"/>Protocol Identification Protocol<text:change-end text:change-id="ct356600064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3785232"/>0x40 00 00 00 00 00<text:change-end text:change-id="ct553785232"/></text:p>
          </table:table-cell>
          <table:table-cell table:style-name="Table2.B2" office:value-type="string">
            <text:p text:style-name="P12"><text:change-start text:change-id="ct357164896"/>Datagram Protocol<text:change-end text:change-id="ct357164896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4096784"/>0x20 00 00 00 00 00<text:change-end text:change-id="ct554096784"/></text:p>
          </table:table-cell>
          <table:table-cell table:style-name="Table2.B2" office:value-type="string">
            <text:p text:style-name="P12"><text:change-start text:change-id="ct356944624"/>Stream Protocol<text:change-end text:change-id="ct356944624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357370160"/>0x10 00 00 00 00 00<text:change-end text:change-id="ct357370160"/></text:p>
          </table:table-cell>
          <table:table-cell table:style-name="Table2.B2" office:value-type="string">
            <text:p text:style-name="P12"><text:change-start text:change-id="ct554197888"/>Memory <text:change-end text:change-id="ct554197888"/><text:change-start text:change-id="ct553766160"/>Configuration Protocol<text:change-end text:change-id="ct553766160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357192592"/>0x08 00 00 00 00 00<text:change-end text:change-id="ct357192592"/></text:p>
          </table:table-cell>
          <table:table-cell table:style-name="Table2.B2" office:value-type="string">
            <text:p text:style-name="P12"><text:change-start text:change-id="ct357096096"/>Reservation Protocol<text:change-end text:change-id="ct357096096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357225376"/>0x04 00 00 00 00 00<text:change-end text:change-id="ct357225376"/></text:p>
          </table:table-cell>
          <table:table-cell table:style-name="Table2.B2" office:value-type="string">
            <text:p text:style-name="P12"><text:change-start text:change-id="ct554405792"/>Event Exchange (<text:change-end text:change-id="ct554405792"/><text:change-start text:change-id="ct555917856"/>Producer/Consumer) Protocol<text:change-end text:change-id="ct555917856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6586512"/>0x02 00 00 00 00 00<text:change-end text:change-id="ct556586512"/></text:p>
          </table:table-cell>
          <table:table-cell table:style-name="Table2.B2" office:value-type="string">
            <text:p text:style-name="P12"><text:change-start text:change-id="ct357115520"/>Identification Protocol<text:change-end text:change-id="ct357115520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6603024"/>0x01 00 00 00 00 00<text:change-end text:change-id="ct556603024"/></text:p>
          </table:table-cell>
          <table:table-cell table:style-name="Table2.B2" office:value-type="string">
            <text:p text:style-name="P12"><text:change-start text:change-id="ct53618544"/>Teaching/Learning Configuration Protocol<text:change-end text:change-id="ct53618544"/></text:p>
          </table:table-cell>
        </table:table-row>
        <text:soft-page-break/>
        <table:table-row table:style-name="Table2.1">
          <table:table-cell table:style-name="Table2.A2" office:value-type="string">
            <text:p text:style-name="P11"><text:change-start text:change-id="ct554213280"/>0x00 80 00 00 00 00<text:change-end text:change-id="ct554213280"/></text:p>
          </table:table-cell>
          <table:table-cell table:style-name="Table2.B2" office:value-type="string">
            <text:p text:style-name="P12"><text:change-start text:change-id="ct556729888"/>Remote Button Protocol<text:change-end text:change-id="ct556729888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6050272"/>0x00 40 00 00 00 00<text:change-end text:change-id="ct556050272"/></text:p>
          </table:table-cell>
          <table:table-cell table:style-name="Table2.B2" office:value-type="string">
            <text:p text:style-name="P12"><text:change-start text:change-id="ct356858384"/>Abbreviated Default C<text:change-end text:change-id="ct356858384"/><text:change-start text:change-id="ct556766128"/>DI Protocol<text:change-end text:change-id="ct556766128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6375552"/>0x00 20 00 00 00 00<text:change-end text:change-id="ct556375552"/></text:p>
          </table:table-cell>
          <table:table-cell table:style-name="Table2.B2" office:value-type="string">
            <text:p text:style-name="P12"><text:change-start text:change-id="ct356771152"/>Display Protocol<text:change-end text:change-id="ct356771152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363078624"/>0x00 10 00 00 00 00<text:change-end text:change-id="ct363078624"/></text:p>
          </table:table-cell>
          <table:table-cell table:style-name="Table2.B2" office:value-type="string">
            <text:p text:style-name="P12"><text:change-start text:change-id="ct363696736"/>Simple Node Inf<text:change-end text:change-id="ct363696736"/><text:change-start text:change-id="ct302590800"/>ormation Protocol<text:change-end text:change-id="ct302590800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301281360"/>0x00 00 00 00 00 08</text:p>
            <text:p text:style-name="P11">0x00 00 00 00 00 04</text:p>
            <text:p text:style-name="P11">0x00 00 00 00 00 02</text:p>
            <text:p text:style-name="P11"><text:change-end text:change-id="ct301281360"/><text:change-start text:change-id="ct300964864"/>0x00 00 00 00 00 0<text:change-end text:change-id="ct300964864"/><text:change-start text:change-id="ct527339664"/>1<text:change-end text:change-id="ct527339664"/></text:p>
          </table:table-cell>
          <table:table-cell table:style-name="Table2.B2" office:value-type="string">
            <text:p text:style-name="P12"><text:change-start text:change-id="ct553347872"/>Reserved for expansion to a longer protocol bit vector<text:change-end text:change-id="ct553347872"/><text:change-start text:change-id="ct301550144"/>. Shall be sent as 0<text:change-end text:change-id="ct301550144"/><text:change-start text:change-id="ct552844912"/>. Frames which contain 1 in any of these bits shall be ignored.<text:change-end text:change-id="ct552844912"/></text:p>
          </table:table-cell>
        </table:table-row>
        <table:table-row table:style-name="Table2.1">
          <table:table-cell table:style-name="Table2.A2" office:value-type="string">
            <text:p text:style-name="P12"><text:change-start text:change-id="ct527262864"/>All others<text:change-end text:change-id="ct527262864"/></text:p>
          </table:table-cell>
          <table:table-cell table:style-name="Table2.B2" office:value-type="string">
            <text:p text:style-name="P12"><text:change-start text:change-id="ct363789936"/>Reserved. Shall be sent as 0 and ignored upon receipt.<text:change-end text:change-id="ct363789936"/></text:p>
          </table:table-cell>
        </table:table-row>
      </table:table>
      <text:p text:style-name="Standard"><text:change-start text:change-id="ct57304576"/></text:p>
      <text:p text:style-name="Standard"/>
      <text:p text:style-name="Standard"><text:change-end text:change-id="ct57304576"/><text:change text:change-id="ct55357505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 (Informative)<text:tab/>1</text:p>
          <text:p text:style-name="P16"><text:s/>2 Intended Use (Informative)<text:tab/>1</text:p>
          <text:p text:style-name="P16"><text:s/>3 References and Context (Normative)<text:tab/>1</text:p>
          <text:p text:style-name="P16"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6"><text:s/>5 Interactions (Normative)<text:tab/>2</text:p>
          <text:p text:style-name="P16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56975456" text:id="ct35697545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556662544" text:id="ct55666254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556662640" text:id="ct556662640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356975456"/><text:change-start text:change-id="ct556662544"/>OpenLCB <text:change-end text:change-id="ct556662544"/><text:change-start text:change-id="ct556662640"/>Protocol Identification Protocol Standard<text:change-end text:change-id="ct556662640"/></text:p>
      </style:header>
      <style:footer>
        <text:tracked-changes>
          <text:changed-region xml:id="ct644264880" text:id="ct64426488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75581696" text:id="ct75581696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644264880"/><text:change-start text:change-id="ct75581696"/><text:span text:style-name="Page_20_Number"><text:span text:style-name="MT3">Copyright 2011-2012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75581696"/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75" text:date-value="2012-06-10T11:47:58.99">Jun 10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644105664" text:id="ct6441056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244294736" text:id="ct24429473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243498944" text:id="ct243498944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244291680" text:id="ct244291680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644114544" text:id="ct644114544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355888896" text:id="ct35588889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355602480" text:id="ct35560248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356958928" text:id="ct35695892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357286784" text:id="ct357286784">
            <text:insertion>
              <office:change-info>
                <dc:creator>Bob Jacobsen</dc:creator>
                <dc:date>2012-05-28T16:48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44105664"/><text:change-start text:change-id="ct244294736"/>OpenLCB <text:change-end text:change-id="ct244294736"/><text:change-start text:change-id="ct243498944"/>Standard<text:change-end text:change-id="ct24349894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244291680"/><text:change-start text:change-id="ct644114544"/>Protocol Identification Protocol<text:change-end text:change-id="ct6441145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355888896"/><text:change-start text:change-id="ct355602480"/><text:date style:data-style-name="N75" text:date-value="2012-06-10T11:47:58.99">Jun 10, 2012</text:date><text:change-end text:change-id="ct355602480"/></text:p>
            </table:table-cell>
            <table:table-cell table:style-name="Table1.C1" office:value-type="string">
              <text:p text:style-name="MP7"><text:change text:change-id="ct356958928"/><text:change-start text:change-id="ct357286784"/>Draft<text:change-end text:change-id="ct357286784"/></text:p>
            </table:table-cell>
          </table:table-row>
        </table:table>
        <text:p text:style-name="Header"/>
      </style:header>
      <style:footer>
        <text:tracked-changes>
          <text:changed-region xml:id="ct243993936" text:id="ct24399393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644023440" text:id="ct64402344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75916016" text:id="ct7591601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644540480" text:id="ct64454048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244094352" text:id="ct24409435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644128896" text:id="ct644128896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  <text:changed-region xml:id="ct75860016" text:id="ct75860016">
            <text:deletion>
              <office:change-info>
                <dc:creator>Bob Jacobsen</dc:creator>
                <dc:date>2012-06-10T11:47:00</dc:date>
              </office:change-info>
              <text:p text:style-name="MP8"><text:span text:style-name="Page_20_Number"><text:span text:style-name="MT6">-</text:span></text:span></text:p>
            </text:deletion>
          </text:changed-region>
          <text:changed-region xml:id="ct526880432" text:id="ct526880432">
            <text:deletion>
              <office:change-info>
                <dc:creator>Bob Jacobsen</dc:creator>
                <dc:date>2012-06-10T11:47:00</dc:date>
              </office:change-info>
              <text:p text:style-name="MP8"><text:span text:style-name="Page_20_Number"><text:span text:style-name="MT6"><text:s/></text:span></text:span></text:p>
            </text:deletion>
          </text:changed-region>
          <text:changed-region xml:id="ct243675760" text:id="ct243675760">
            <text:insertion>
              <office:change-info>
                <dc:creator>Bob Jacobsen</dc:creator>
                <dc:date>2012-06-10T11:47:00</dc:date>
              </office:change-info>
            </text:insertion>
          </text:changed-region>
        </text:tracked-changes>
        <text:p text:style-name="MP8"><text:change text:change-id="ct243993936"/><text:change text:change-id="ct644023440"/><text:change text:change-id="ct75916016"/><text:change text:change-id="ct644540480"/><text:change text:change-id="ct244094352"/><text:change-start text:change-id="ct644128896"/><text:span text:style-name="Page_20_Number"><text:span text:style-name="MT3">Copyright 2011-2012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644128896"/><text:span text:style-name="MT5"><text:tab/></text:span><text:span text:style-name="MT6">Page </text:span><text:span text:style-name="Page_20_Number"><text:span text:style-name="MT6"><text:page-number text:select-page="current">3</text:page-number></text:span></text:span><text:span text:style-name="Page_20_Number"><text:span text:style-name="MT6"> of </text:span></text:span><text:span text:style-name="Page_20_Number"><text:span text:style-name="MT6"><text:page-count style:num-format="1">3</text:page-count></text:span></text:span><text:span text:style-name="Page_20_Number"><text:span text:style-name="MT6"> </text:span></text:span><text:change text:change-id="ct75860016"/><text:change text:change-id="ct526880432"/><text:change-start text:change-id="ct243675760"/><text:span text:style-name="Page_20_Number"><text:span text:style-name="MT6">- </text:span></text:span><text:change-end text:change-id="ct243675760"/><text:span text:style-name="Page_20_Number"><text:span text:style-name="MT6"><text:date style:data-style-name="N75" text:date-value="2012-06-10T11:47:58.99">Jun 10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09</meta:editing-cycles>
    <meta:editing-duration>P1DT2H4M30S</meta:editing-duration>
    <meta:generator>OpenOffice.org/3.3$Unix OpenOffice.org_project/330m20$Build-9567</meta:generator>
    <dc:date>2012-06-10T11:47:59</dc:date>
    <dc:creator>Bob Jacobsen</dc:creator>
    <meta:keyword>OpenLCB Protocol Identification</meta:keyword>
    <meta:document-statistic meta:table-count="4" meta:image-count="1" meta:object-count="0" meta:page-count="3" meta:paragraph-count="119" meta:word-count="687" meta:character-count="4144"/>
    <meta:user-defined meta:name="Info 1"/>
    <meta:user-defined meta:name="Info 2"/>
    <meta:user-defined meta:name="Info 3"/>
    <meta:user-defined meta:name="Info 4"/>
  </office:meta>
</office:document-meta>
</file>